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f4e14" officeooo:paragraph-rsid="000f4e14"/>
    </style:style>
    <style:style style:name="P2" style:family="paragraph" style:parent-style-name="Standard">
      <style:paragraph-properties fo:text-align="start" style:justify-single-word="false"/>
      <style:text-properties officeooo:rsid="000f4e14" officeooo:paragraph-rsid="000f4e14"/>
    </style:style>
    <style:style style:name="P3" style:family="paragraph" style:parent-style-name="Standard">
      <style:paragraph-properties fo:text-align="center" style:justify-single-word="false"/>
      <style:text-properties officeooo:paragraph-rsid="000f4e14"/>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f4e14" officeooo:paragraph-rsid="000f4e14"/>
    </style:style>
    <style:style style:name="P5" style:family="paragraph" style:parent-style-name="Standard" style:list-style-name="L1">
      <style:paragraph-properties fo:text-align="start" style:justify-single-word="false"/>
      <style:text-properties officeooo:paragraph-rsid="000f4e14"/>
    </style:style>
    <style:style style:name="P6" style:family="paragraph" style:parent-style-name="Standard" style:list-style-name="L1">
      <style:paragraph-properties fo:text-align="start" style:justify-single-word="false"/>
      <style:text-properties officeooo:paragraph-rsid="0011408a"/>
    </style:style>
    <style:style style:name="P7" style:family="paragraph" style:parent-style-name="Standard" style:list-style-name="L2">
      <style:paragraph-properties fo:text-align="start" style:justify-single-word="false"/>
      <style:text-properties officeooo:paragraph-rsid="000f4e14"/>
    </style:style>
    <style:style style:name="P8" style:family="paragraph" style:parent-style-name="Standard" style:list-style-name="L2">
      <style:paragraph-properties fo:text-align="start" style:justify-single-word="false"/>
      <style:text-properties officeooo:paragraph-rsid="0011408a"/>
    </style:style>
    <style:style style:name="P9" style:family="paragraph" style:parent-style-name="Standard" style:list-style-name="L1">
      <style:paragraph-properties fo:text-align="start" style:justify-single-word="false"/>
      <style:text-properties officeooo:rsid="0011408a" officeooo:paragraph-rsid="0011408a"/>
    </style:style>
    <style:style style:name="P10" style:family="paragraph" style:parent-style-name="Standard" style:list-style-name="L2">
      <style:paragraph-properties fo:text-align="start" style:justify-single-word="false"/>
      <style:text-properties officeooo:rsid="0011408a" officeooo:paragraph-rsid="0011408a"/>
    </style:style>
    <style:style style:name="P11" style:family="paragraph" style:parent-style-name="Standard" style:list-style-name="L1">
      <style:paragraph-properties fo:text-align="start" style:justify-single-word="false"/>
      <style:text-properties officeooo:rsid="0012100b" officeooo:paragraph-rsid="0012100b"/>
    </style:style>
    <style:style style:name="P12" style:family="paragraph" style:parent-style-name="Standard" style:list-style-name="L2">
      <style:paragraph-properties fo:text-align="start" style:justify-single-word="false"/>
      <style:text-properties officeooo:rsid="0012100b" officeooo:paragraph-rsid="0012100b"/>
    </style:style>
    <style:style style:name="P13" style:family="paragraph" style:parent-style-name="Standard" style:list-style-name="L1">
      <style:paragraph-properties fo:text-align="start" style:justify-single-word="false"/>
      <style:text-properties officeooo:rsid="0012f5da" officeooo:paragraph-rsid="0012f5da"/>
    </style:style>
    <style:style style:name="P14" style:family="paragraph" style:parent-style-name="Standard" style:list-style-name="L1">
      <style:paragraph-properties fo:text-align="start" style:justify-single-word="false"/>
      <style:text-properties officeooo:rsid="0012f5da" officeooo:paragraph-rsid="001527f2"/>
    </style:style>
    <style:style style:name="P15" style:family="paragraph" style:parent-style-name="Standard" style:list-style-name="L1">
      <style:paragraph-properties fo:text-align="start" style:justify-single-word="false"/>
      <style:text-properties officeooo:rsid="0013c063" officeooo:paragraph-rsid="0013c063"/>
    </style:style>
    <style:style style:name="P16" style:family="paragraph" style:parent-style-name="Standard" style:list-style-name="L1">
      <style:paragraph-properties fo:text-align="start" style:justify-single-word="false"/>
      <style:text-properties officeooo:rsid="001527f2" officeooo:paragraph-rsid="001527f2"/>
    </style:style>
    <style:style style:name="P17" style:family="paragraph" style:parent-style-name="Standard" style:list-style-name="L1">
      <style:paragraph-properties fo:text-align="start" style:justify-single-word="false"/>
      <style:text-properties officeooo:rsid="00164b90" officeooo:paragraph-rsid="00164b90"/>
    </style:style>
    <style:style style:name="P18" style:family="paragraph" style:parent-style-name="Standard" style:list-style-name="L1">
      <style:paragraph-properties fo:text-align="start" style:justify-single-word="false"/>
      <style:text-properties officeooo:rsid="00167e23" officeooo:paragraph-rsid="00167e23"/>
    </style:style>
    <style:style style:name="P19" style:family="paragraph" style:parent-style-name="Standard" style:list-style-name="L1">
      <style:paragraph-properties fo:text-align="start" style:justify-single-word="false"/>
      <style:text-properties officeooo:rsid="00194ea8" officeooo:paragraph-rsid="00194ea8"/>
    </style:style>
    <style:style style:name="P20" style:family="paragraph" style:parent-style-name="Standard" style:list-style-name="L1">
      <style:paragraph-properties fo:text-align="start" style:justify-single-word="false"/>
      <style:text-properties officeooo:rsid="0019a291" officeooo:paragraph-rsid="0019a291"/>
    </style:style>
    <style:style style:name="P21" style:family="paragraph" style:parent-style-name="Standard" style:list-style-name="L1">
      <style:paragraph-properties fo:text-align="start" style:justify-single-word="false"/>
      <style:text-properties officeooo:rsid="001ab954" officeooo:paragraph-rsid="001ab954"/>
    </style:style>
    <style:style style:name="T1" style:family="text">
      <style:text-properties officeooo:rsid="000f4e14"/>
    </style:style>
    <style:style style:name="T2" style:family="text">
      <style:text-properties fo:font-weight="bold" officeooo:rsid="000f4e14" style:font-weight-asian="bold" style:font-weight-complex="bold"/>
    </style:style>
    <style:style style:name="T3" style:family="text">
      <style:text-properties style:text-underline-style="none"/>
    </style:style>
    <style:style style:name="T4" style:family="text">
      <style:text-properties style:text-underline-style="none" officeooo:rsid="0010a994"/>
    </style:style>
    <style:style style:name="T5" style:family="text">
      <style:text-properties style:text-underline-style="none" officeooo:rsid="000f4e14"/>
    </style:style>
    <style:style style:name="T6" style:family="text">
      <style:text-properties style:text-underline-style="none" officeooo:rsid="0011408a"/>
    </style:style>
    <style:style style:name="T7" style:family="text">
      <style:text-properties style:text-underline-style="none" officeooo:rsid="0012100b"/>
    </style:style>
    <style:style style:name="T8" style:family="text">
      <style:text-properties style:text-underline-style="none" officeooo:rsid="0013c063"/>
    </style:style>
    <style:style style:name="T9" style:family="text">
      <style:text-properties officeooo:rsid="0011408a"/>
    </style:style>
    <style:style style:name="T10" style:family="text">
      <style:text-properties officeooo:rsid="0013c063"/>
    </style:style>
    <style:style style:name="T11" style:family="text">
      <style:text-properties officeooo:rsid="001527f2"/>
    </style:style>
    <style:style style:name="T12" style:family="text">
      <style:text-properties officeooo:rsid="00164b90"/>
    </style:style>
    <style:style style:name="T13" style:family="text">
      <style:text-properties officeooo:rsid="0019a291"/>
    </style:style>
    <style:style style:name="T14" style:family="text">
      <style:text-properties officeooo:rsid="001ab9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Accueil terminal = user@machine</text:span><text:span text:style-name="T2">:~$</text:span></text:p>
      <text:p text:style-name="P1"/>
      <text:p text:style-name="P4">Commandes :</text:p>
      <text:p text:style-name="P2"/>
      <text:list xml:id="list1837325043" text:style-name="L1">
        <text:list-item>
          <text:p text:style-name="P5"><text:span text:style-name="T1">date : afficher la date</text:span></text:p>
        </text:list-item>
        <text:list-item>
          <text:p text:style-name="P14">which : affiche l’emplacement d’une commande</text:p>
        </text:list-item>
        <text:list-item>
          <text:p text:style-name="P6"><text:span text:style-name="T9">history : afficher l’historique des commandes</text:span></text:p>
        </text:list-item>
        <text:list-item>
          <text:p text:style-name="P9">clear : nettoie l’écran de la console</text:p>
        </text:list-item>
        <text:list-item>
          <text:p text:style-name="P11">exit : ferme la consol<text:span text:style-name="T11">e</text:span></text:p>
          <text:p text:style-name="P11"/>
        </text:list-item>
        <text:list-item>
          <text:p text:style-name="P14">pwd : affiche le répertoire courant (en chemin absolu)</text:p>
        </text:list-item>
        <text:list-item>
          <text:p text:style-name="P14"><text:span text:style-name="T1">ls: lister le contenu du répertoire</text:span></text:p>
        </text:list-item>
        <text:list-item>
          <text:p text:style-name="P13">cd : changer de répertoire (relatif ou absolu)</text:p>
        </text:list-item>
        <text:list-item>
          <text:p text:style-name="P13">du : affiche la taille des dossiers/fichier</text:p>
          <text:p text:style-name="P13"/>
        </text:list-item>
        <text:list-item>
          <text:p text:style-name="P13">cat : afficher tout le contenu d’un fichier</text:p>
        </text:list-item>
        <text:list-item>
          <text:p text:style-name="P13">less : afficher le contenu d’un fichier page par page</text:p>
        </text:list-item>
        <text:list-item>
          <text:p text:style-name="P13">head : affiche le début d’un fichier</text:p>
        </text:list-item>
        <text:list-item>
          <text:p text:style-name="P13">tail : afficher la fin d’un fichier</text:p>
        </text:list-item>
        <text:list-item>
          <text:p text:style-name="P13">touch : actualise la date de dernière <text:span text:style-name="T10">modification d’un fichier, ou crée un fichier vide si celui-ci n’existe pas</text:span></text:p>
        </text:list-item>
        <text:list-item>
          <text:p text:style-name="P15">mkdir : crée un/plusieurs dossiers</text:p>
        </text:list-item>
        <text:list-item>
          <text:p text:style-name="P15">cp : copier des fichiers/dossiers</text:p>
        </text:list-item>
        <text:list-item>
          <text:p text:style-name="P15">mv : déplacer/renommer des fichiers/dossiers</text:p>
        </text:list-item>
        <text:list-item>
          <text:p text:style-name="P15">rm : supprimer un fichier (ou dossier avec l’option -r)</text:p>
        </text:list-item>
        <text:list-item>
          <text:p text:style-name="P15">rmdir : supprimer un dossier vide</text:p>
        </text:list-item>
        <text:list-item>
          <text:p text:style-name="P16">ln : créer un lien physique / ln -s : créer un lien symbolique</text:p>
          <text:p text:style-name="P16"/>
        </text:list-item>
        <text:list-item>
          <text:p text:style-name="P16">sudo : exécuter une commande en root</text:p>
        </text:list-item>
        <text:list-item>
          <text:p text:style-name="P16">sudo su : passer en mode root</text:p>
        </text:list-item>
        <text:list-item>
          <text:p text:style-name="P16">adduser : ajoute un <text:span text:style-name="T12">compte</text:span> utilisateur </text:p>
        </text:list-item>
        <text:list-item>
          <text:p text:style-name="P16">deluser : <text:span text:style-name="T12">supprime un compte utilisateur (--remove-home : supprimera en même temps son dossier personnel)</text:span></text:p>
        </text:list-item>
        <text:list-item>
          <text:p text:style-name="P17">passwd : changer le mot de passe d’un utilisateur</text:p>
        </text:list-item>
        <text:list-item>
          <text:p text:style-name="P17">addgroup : crée un groupe d’utilisateur</text:p>
        </text:list-item>
        <text:list-item>
          <text:p text:style-name="P17">delgroup : supprime un groupe utilisateur</text:p>
        </text:list-item>
        <text:list-item>
          <text:p text:style-name="P17">usermod : modifier un compte utilisateur</text:p>
        </text:list-item>
        <text:list-item>
          <text:p text:style-name="P17">chown : changer le propriétaire d’un fichier/dossier</text:p>
        </text:list-item>
        <text:list-item>
          <text:p text:style-name="P17">chgrp : changer le groupe d’un fichier/dossier</text:p>
        </text:list-item>
        <text:list-item>
          <text:p text:style-name="P18">chmod : changer les droits d’une fichier/dossier</text:p>
          <text:p text:style-name="P18"/>
        </text:list-item>
        <text:list-item>
          <text:p text:style-name="P19">man : obtenir le manuel pour une commande</text:p>
        </text:list-item>
        <text:list-item>
          <text:p text:style-name="P19">apropos : liste les commandes contenant le terme recherché dans leur manuel</text:p>
        </text:list-item>
        <text:list-item>
          <text:p text:style-name="P19">whatis : donne une petite description d’une command<text:span text:style-name="T13">e</text:span></text:p>
          <text:p text:style-name="P20"/>
        </text:list-item>
        <text:list-item>
          <text:p text:style-name="P20">locate : <text:span text:style-name="T14">recherche le/les fichier(s) indiqués dans la BDD des fichiers</text:span></text:p>
        </text:list-item>
        <text:list-item>
          <text:p text:style-name="P21">updatedb : met à jour la base de données des fichiers</text:p>
        </text:list-item>
        <text:list-item>
          <text:p text:style-name="P21">find : recherche dans tout le disque selon différents critères de recherche (nom, taille, dernière modification, etc) et peut exécuter des actions sur chaque fichier trouvé (afficher, renommer, déplacer, changer les droits, supprimer, etc)</text:p>
        </text:list-item>
        <text:list-item>
          <text:p text:style-name="P21"/>
          <text:p text:style-name="P20"/>
        </text:list-item>
      </text:list>
      <text:p text:style-name="P4"><text:soft-page-break/>Raccourcis utiles :</text:p>
      <text:p text:style-name="P4"><text:span text:style-name="T3"/></text:p>
      <text:list xml:id="list2934120777" text:style-name="L2">
        <text:list-item>
          <text:p text:style-name="P7"><text:span text:style-name="T5">Tabulation/</text:span><text:span text:style-name="T4">double Tabulation</text:span><text:span text:style-name="T5"> : autocompletion</text:span></text:p>
        </text:list-item>
        <text:list-item>
          <text:p text:style-name="P8"><text:span text:style-name="T6">haut/bas : naviguer dans l’historique du terminal</text:span></text:p>
        </text:list-item>
        <text:list-item>
          <text:p text:style-name="P8"><text:span text:style-name="T6">Ctrl + </text:span><text:span text:style-name="T7">R</text:span><text:span text:style-name="T6"> : rechercher dans l’historique des commandes (taper Ctrl + R pour remonter dans la liste des commandes correspondantes au terme recherché) </text:span></text:p>
        </text:list-item>
        <text:list-item>
          <text:p text:style-name="P10"><text:span text:style-name="T3">Ctrl + </text:span><text:span text:style-name="T7">L</text:span><text:span text:style-name="T3"> : équivalent de clear, nettoie l’écran de la console</text:span></text:p>
        </text:list-item>
        <text:list-item>
          <text:p text:style-name="P12"><text:span text:style-name="T3">Ctrl + D : équivalent EOF (end of file), ferme la console si rien la ligne de commande est vide</text:span></text:p>
        </text:list-item>
        <text:list-item>
          <text:p text:style-name="P12"><text:span text:style-name="T3">Shift + PgUp/PgDown : équivalent de la molette de la souris pour naviguer dans l’écran de la console</text:span></text:p>
        </text:list-item>
        <text:list-item>
          <text:p text:style-name="P12"><text:span text:style-name="T3">Ctrl + A : ramène au début de la ligne de commande</text:span></text:p>
        </text:list-item>
        <text:list-item>
          <text:p text:style-name="P12"><text:span text:style-name="T3">Ctrl + E : ramène à la fin de la ligne de commandes</text:span></text:p>
        </text:list-item>
        <text:list-item>
          <text:p text:style-name="P12"><text:span text:style-name="T3">Ctrl + U : supprime tout dans la ligne de commande à gauche du curseur</text:span></text:p>
        </text:list-item>
        <text:list-item>
          <text:p text:style-name="P12"><text:span text:style-name="T3">Ctrl + K : supprime tout dans la ligne de commande à droite du curseur </text:span></text:p>
        </text:list-item>
        <text:list-item>
          <text:p text:style-name="P12"><text:span text:style-name="T3">Ctrl + W : supprime le premier mot à gauche du curseur (séparateur mot = espace)</text:span></text:p>
        </text:list-item>
        <text:list-item>
          <text:p text:style-name="P12"><text:span text:style-name="T3">Ctrl + Y : colle dans la ligne de commande le dernier terme supprimé avec l’un des raccourcis</text:span></text:p>
        </text:list-item>
        <text:list-item>
          <text:p text:style-name="P12"><text:span text:style-name="T3">* </text:span><text:span text:style-name="T8">= joker/wildcard. Remplace n’importes quels caractères </text:span></text:p>
        </text:list-item>
      </text:list>
      <text:p text:style-name="P4"><text:span text:style-name="T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8:01:24.407722628</meta:creation-date>
    <meta:generator>LibreOffice/6.2.8.2$Linux_X86_64 LibreOffice_project/20$Build-2</meta:generator>
    <dc:date>2020-05-08T16:45:11.385213520</dc:date>
    <meta:editing-duration>PT1H47M20S</meta:editing-duration>
    <meta:editing-cycles>3</meta:editing-cycles>
    <meta:document-statistic meta:table-count="0" meta:image-count="0" meta:object-count="0" meta:page-count="2" meta:paragraph-count="60" meta:word-count="570" meta:character-count="3036" meta:non-whitespace-character-count="2573"/>
  </office:meta>
</office:document-meta>
</file>